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ED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A2]*COS([.C2]/180*3.14159)" office:value-type="float" office:value="6.00000919230234" calcext:value-type="float">
            <text:p>6.00</text:p>
          </table:table-cell>
          <table:table-cell table:formula="of:=[.A2]*SIN([.C2]*3.14159/180)" office:value-type="float" office:value="10.3922995382296" calcext:value-type="float">
            <text:p>10.39</text:p>
          </table:table-cell>
          <table:table-cell office:value-type="float" office:value="1" calcext:value-type="float">
            <text:p>1</text:p>
          </table:table-cell>
          <table:table-cell/>
          <table:table-cell table:formula="of:=-[.C2]*10-900" office:value-type="float" office:value="-1500" calcext:value-type="float">
            <text:p>-150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table:formula="of:=[.B3]*60" office:value-type="float" office:value="180" calcext:value-type="float">
            <text:p>180</text:p>
          </table:table-cell>
          <table:table-cell table:formula="of:=[.A3]*COS([.C3]/180*3.14159)" office:value-type="float" office:value="-14.499999999949" calcext:value-type="float">
            <text:p>-14.50</text:p>
          </table:table-cell>
          <table:table-cell table:formula="of:=[.A3]*SIN([.C3]*3.14159/180)" office:value-type="float" office:value="0.0000384770520036146" calcext:value-type="float">
            <text:p>0.00</text:p>
          </table:table-cell>
          <table:table-cell office:value-type="float" office:value="3" calcext:value-type="float">
            <text:p>3</text:p>
          </table:table-cell>
          <table:table-cell/>
          <table:table-cell table:formula="of:=-[.C3]*10-900" office:value-type="float" office:value="-2700" calcext:value-type="float">
            <text:p>-27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B4]*60" office:value-type="float" office:value="300" calcext:value-type="float">
            <text:p>300</text:p>
          </table:table-cell>
          <table:table-cell table:formula="of:=[.A4]*COS([.C4]/180*3.14159)" office:value-type="float" office:value="8.49993488775866" calcext:value-type="float">
            <text:p>8.50</text:p>
          </table:table-cell>
          <table:table-cell table:formula="of:=[.A4]*SIN([.C4]*3.14159/180)" office:value-type="float" office:value="-14.7224694567135" calcext:value-type="float">
            <text:p>-14.72</text:p>
          </table:table-cell>
          <table:table-cell office:value-type="float" office:value="5" calcext:value-type="float">
            <text:p>5</text:p>
          </table:table-cell>
          <table:table-cell/>
          <table:table-cell table:formula="of:=-[.C4]*10-900" office:value-type="float" office:value="-3900" calcext:value-type="float">
            <text:p>-390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" calcext:value-type="float">
            <text:p>2</text:p>
          </table:table-cell>
          <table:table-cell table:formula="of:=[.B5]*60" office:value-type="float" office:value="120" calcext:value-type="float">
            <text:p>120</text:p>
          </table:table-cell>
          <table:table-cell table:formula="of:=[.A5]*COS([.C5]/180*3.14159)" office:value-type="float" office:value="-9.7499701249945" calcext:value-type="float">
            <text:p>-9.75</text:p>
          </table:table-cell>
          <table:table-cell table:formula="of:=[.A5]*SIN([.C5]*3.14159/180)" office:value-type="float" office:value="16.8875126221038" calcext:value-type="float">
            <text:p>16.89</text:p>
          </table:table-cell>
          <table:table-cell office:value-type="float" office:value="7" calcext:value-type="float">
            <text:p>7</text:p>
          </table:table-cell>
          <table:table-cell/>
          <table:table-cell table:formula="of:=-[.C5]*10-900" office:value-type="float" office:value="-2100" calcext:value-type="float">
            <text:p>-2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6]*60" office:value-type="float" office:value="0" calcext:value-type="float">
            <text:p>0</text:p>
          </table:table-cell>
          <table:table-cell table:formula="of:=[.A6]*COS([.C6]/180*3.14159)" office:value-type="float" office:value="22" calcext:value-type="float">
            <text:p>22.00</text:p>
          </table:table-cell>
          <table:table-cell table:formula="of:=[.A6]*SIN([.C6]*3.14159/180)" office:value-type="float" office:value="0" calcext:value-type="float">
            <text:p>0.00</text:p>
          </table:table-cell>
          <table:table-cell office:value-type="float" office:value="9" calcext:value-type="float">
            <text:p>9</text:p>
          </table:table-cell>
          <table:table-cell/>
          <table:table-cell table:formula="of:=-[.C6]*10-900" office:value-type="float" office:value="-900" calcext:value-type="float">
            <text:p>-90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" calcext:value-type="float">
            <text:p>4</text:p>
          </table:table-cell>
          <table:table-cell table:formula="of:=[.B7]*60" office:value-type="float" office:value="240" calcext:value-type="float">
            <text:p>240</text:p>
          </table:table-cell>
          <table:table-cell table:formula="of:=[.A7]*COS([.C7]/180*3.14159)" office:value-type="float" office:value="-12.2500750704116" calcext:value-type="float">
            <text:p>-12.25</text:p>
          </table:table-cell>
          <table:table-cell table:formula="of:=[.A7]*SIN([.C7]*3.14159/180)" office:value-type="float" office:value="-21.2175790506193" calcext:value-type="float">
            <text:p>-21.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-[.C7]*10-900" office:value-type="float" office:value="-3300" calcext:value-type="float">
            <text:p>-33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10]*60+30" office:value-type="float" office:value="210" calcext:value-type="float">
            <text:p>210</text:p>
          </table:table-cell>
          <table:table-cell table:formula="of:=[.A10]*COS([.C10]/180*3.14159)" office:value-type="float" office:value="-10.392323420492" calcext:value-type="float">
            <text:p>-10.39</text:p>
          </table:table-cell>
          <table:table-cell table:formula="of:=[.A10]*SIN([.C10]*3.14159/180)" office:value-type="float" office:value="-5.99996782690483" calcext:value-type="float">
            <text:p>-6.00</text:p>
          </table:table-cell>
          <table:table-cell office:value-type="float" office:value="2" calcext:value-type="float">
            <text:p>2</text:p>
          </table:table-cell>
          <table:table-cell/>
          <table:table-cell table:formula="of:=-[.C10]*10-900" office:value-type="float" office:value="-3000" calcext:value-type="float">
            <text:p>-3000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" calcext:value-type="float">
            <text:p>1</text:p>
          </table:table-cell>
          <table:table-cell table:formula="of:=[.B11]*60+30" office:value-type="float" office:value="90" calcext:value-type="float">
            <text:p>90</text:p>
          </table:table-cell>
          <table:table-cell table:formula="of:=[.A11]*COS([.C11]/180*3.14159)" office:value-type="float" office:value="0.0000192385260018242" calcext:value-type="float">
            <text:p>0.00</text:p>
          </table:table-cell>
          <table:table-cell table:formula="of:=[.A11]*SIN([.C11]*3.14159/180)" office:value-type="float" office:value="14.4999999999872" calcext:value-type="float">
            <text:p>14.50</text:p>
          </table:table-cell>
          <table:table-cell office:value-type="float" office:value="4" calcext:value-type="float">
            <text:p>4</text:p>
          </table:table-cell>
          <table:table-cell/>
          <table:table-cell table:formula="of:=-[.C11]*10-900" office:value-type="float" office:value="-1800" calcext:value-type="float">
            <text:p>-18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B12]*60+30" office:value-type="float" office:value="270" calcext:value-type="float">
            <text:p>270</text:p>
          </table:table-cell>
          <table:table-cell table:formula="of:=[.A12]*COS([.C12]/180*3.14159)" office:value-type="float" office:value="-0.0000676665397379449" calcext:value-type="float">
            <text:p>0.00</text:p>
          </table:table-cell>
          <table:table-cell table:formula="of:=[.A12]*SIN([.C12]*3.14159/180)" office:value-type="float" office:value="-16.9999999998653" calcext:value-type="float">
            <text:p>-17.00</text:p>
          </table:table-cell>
          <table:table-cell office:value-type="float" office:value="6" calcext:value-type="float">
            <text:p>6</text:p>
          </table:table-cell>
          <table:table-cell/>
          <table:table-cell table:formula="of:=-[.C12]*10-900" office:value-type="float" office:value="-3600" calcext:value-type="float">
            <text:p>-3600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5" calcext:value-type="float">
            <text:p>5</text:p>
          </table:table-cell>
          <table:table-cell table:formula="of:=[.B13]*60+30" office:value-type="float" office:value="330" calcext:value-type="float">
            <text:p>330</text:p>
          </table:table-cell>
          <table:table-cell table:formula="of:=[.A13]*COS([.C13]/180*3.14159)" office:value-type="float" office:value="16.8874479406792" calcext:value-type="float">
            <text:p>16.89</text:p>
          </table:table-cell>
          <table:table-cell table:formula="of:=[.A13]*SIN([.C13]*3.14159/180)" office:value-type="float" office:value="-9.75008215610778" calcext:value-type="float">
            <text:p>-9.75</text:p>
          </table:table-cell>
          <table:table-cell office:value-type="float" office:value="8" calcext:value-type="float">
            <text:p>8</text:p>
          </table:table-cell>
          <table:table-cell/>
          <table:table-cell table:formula="of:=-[.C13]*10-900" office:value-type="float" office:value="-4200" calcext:value-type="float">
            <text:p>-4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14]*60+30" office:value-type="float" office:value="150" calcext:value-type="float">
            <text:p>150</text:p>
          </table:table-cell>
          <table:table-cell table:formula="of:=[.A14]*COS([.C14]/180*3.14159)" office:value-type="float" office:value="-19.052534558638" calcext:value-type="float">
            <text:p>-19.05</text:p>
          </table:table-cell>
          <table:table-cell table:formula="of:=[.A14]*SIN([.C14]*3.14159/180)" office:value-type="float" office:value="11.0000421313696" calcext:value-type="float">
            <text:p>11.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C14]*10-900" office:value-type="float" office:value="-2400" calcext:value-type="float">
            <text:p>-2400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table:formula="of:=[.B15]*60+30" office:value-type="float" office:value="30" calcext:value-type="float">
            <text:p>30</text:p>
          </table:table-cell>
          <table:table-cell table:formula="of:=[.A15]*COS([.C15]/180*3.14159)" office:value-type="float" office:value="21.2176278104625" calcext:value-type="float">
            <text:p>21.22</text:p>
          </table:table-cell>
          <table:table-cell table:formula="of:=[.A15]*SIN([.C15]*3.14159/180)" office:value-type="float" office:value="12.2499906161878" calcext:value-type="float">
            <text:p>12.2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-[.C15]*10-900" office:value-type="float" office:value="-1200" calcext:value-type="float">
            <text:p>-1200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1:40:11.135630673</meta:creation-date>
    <meta:generator>LibreOffice/5.1.6.2$Linux_X86_64 LibreOffice_project/10m0$Build-2</meta:generator>
    <dc:date>2017-10-12T02:10:40.546514990</dc:date>
    <meta:editing-duration>PT20M18S</meta:editing-duration>
    <meta:editing-cycles>5</meta:editing-cycles>
    <meta:document-statistic meta:table-count="1" meta:cell-count="89" meta:object-count="0"/>
  </office:meta>
</office:document-meta>
</file>